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T4" style:parent-style-name="Основнойшрифтабзаца" style:family="text">
      <style:text-properties fo:font-style="italic" style:font-style-asian="italic" style:font-style-complex="italic"/>
    </style:style>
    <style:style style:name="T5" style:parent-style-name="Основнойшрифтабзаца" style:family="text">
      <style:text-properties fo:font-style="italic" style:font-style-asian="italic" style:font-style-complex="italic"/>
    </style:style>
    <style:style style:name="T6" style:parent-style-name="Основнойшрифтабзаца" style:family="text">
      <style:text-properties fo:font-style="italic" style:font-style-asian="italic" style:font-style-complex="italic"/>
    </style:style>
    <style:style style:name="T7" style:parent-style-name="Основнойшрифтабзаца" style:family="text">
      <style:text-properties fo:font-style="italic" style:font-style-asian="italic" style:font-style-complex="italic"/>
    </style:style>
    <style:style style:name="T8" style:parent-style-name="Основнойшрифтабзаца" style:family="text">
      <style:text-properties fo:language="en" fo:country="US"/>
    </style:style>
    <style:style style:name="T9" style:parent-style-name="Основнойшрифтабзаца" style:family="text">
      <style:text-properties fo:language="en" fo:country="US"/>
    </style:style>
    <style:style style:name="T10" style:parent-style-name="Основнойшрифтабзаца" style:family="text">
      <style:text-properties fo:language="en" fo:country="US"/>
    </style:style>
    <style:style style:name="T11" style:parent-style-name="Основнойшрифтабзаца" style:family="text">
      <style:text-properties fo:language="en" fo:country="US"/>
    </style:style>
    <style:style style:name="P12" style:parent-style-name="Обычный" style:family="paragraph">
      <style:paragraph-properties fo:text-align="start"/>
    </style:style>
    <style:style style:name="P13" style:parent-style-name="Stanza" style:family="paragraph">
      <style:paragraph-properties fo:text-indent="0.3937in"/>
    </style:style>
    <style:style style:name="P14" style:parent-style-name="Stanza" style:family="paragraph">
      <style:paragraph-properties fo:text-indent="0.3937in"/>
    </style:style>
    <style:style style:name="P15" style:parent-style-name="Stanza" style:family="paragraph">
      <style:paragraph-properties fo:text-indent="0.3937in"/>
    </style:style>
    <style:style style:name="T16" style:parent-style-name="Основнойшрифтабзаца" style:family="text">
      <style:text-properties fo:font-style="italic" style:font-style-asian="italic" style:font-style-complex="italic"/>
    </style:style>
    <style:style style:name="T17" style:parent-style-name="Основнойшрифтабзаца" style:family="text">
      <style:text-properties fo:font-style="italic" style:font-style-asian="italic" style:font-style-complex="italic"/>
    </style:style>
    <style:style style:name="P18" style:parent-style-name="Обычный" style:family="paragraph">
      <style:paragraph-properties fo:text-align="start"/>
    </style:style>
    <style:style style:name="T19" style:parent-style-name="Основнойшрифтабзаца" style:family="text">
      <style:text-properties fo:font-style="italic" style:font-style-asian="italic" style:font-style-complex="italic"/>
    </style:style>
    <style:style style:name="P20" style:parent-style-name="Обычный" style:family="paragraph">
      <style:paragraph-properties fo:text-align="start"/>
    </style:style>
  </office:automatic-styles>
  <office:body>
    <office:text text:use-soft-page-breaks="true">
      <text:h text:style-name="P1" text:outline-level="1">Иван Сергеевич Тургенев</text:h>
      <text:h text:style-name="Заголовок1" text:outline-level="1">Отцы и дети</text:h>
      <text:p text:style-name="P2"/>
      <text:h text:style-name="Заголовок2" text:outline-level="2">XIII</text:h>
      <text:p text:style-name="P3"/>
      <text:p text:style-name="Обычный">Небольшой дворянский домик на московский манер, в котором проживала Авдотья Никитишна (или<text:s/><text:span text:style-name="T4">Евдоксия)</text:span><text:s text:c="2"/>Кукшина, находился в одной из нововыгоревших улиц города ***; известно, что наши губернские города<text:s/>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Обычный">– Это вы, Victor? – раздался тонкий голос из соседней комнаты. – Войдите.</text:p>
      <text:p text:style-name="Обычный">Женщина в чепце тотчас исчезла.</text:p>
      <text:p text:style-name="Обычный">– Я не один, – промолвил Ситников, лихо скидывая свою венгерку, под которою оказалось нечто вроде поддевки или пальто-сака, и бросая бойкий взгляд Аркадию и Базарову.</text:p>
      <text:p text:style-name="Обычный">– Все равно, – отвечал голос. – Entrez.</text:p>
      <text:p text:style-name="Обычный">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Обычный">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text:s/>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Обычный">– Базаров, Кирсанов, – проговорил он отрывисто,<text:s/>в подражание Базарову.</text:p>
      <text:p text:style-name="Обычный">–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Обычный">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text:s/>выходило, как дети говорят, – нарочно, то есть не просто, не естественно.</text:p>
      <text:p text:style-name="Обычный">–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p>
      <text:p text:style-name="Обычный">–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p>
      <text:p text:style-name="Обычный">– Сибарит, – промолвила Евдоксия и засмеялась. (Когда она смеялась, ее верхняя десна обнажалась над зубами.) – Не правда ли, Базаров, он сибарит?</text:p>
      <text:p text:style-name="Обычный">– Я люблю комфорт жизни, – произнес с важностию Ситников. – Это не мешает мне быть либералом.</text:p>
      <text:p text:style-name="Обычный">– Нет, это мешает, мешает! – воскликнула Евдоксия и приказала, однако, своей 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Обычный">– Ну нет, – возразил Базаров, – кусок мяса лучше куска хлеба,<text:s/>даже с химической точки<text:s/><text:soft-page-break/>зрения.</text:p>
      <text:p text:style-name="Обычный">– А вы занимаетесь химией? Это моя страсть. Я даже сама выдумала одну мастику.</text:p>
      <text:p text:style-name="Обычный">– Мастику? вы?</text:p>
      <text:p text:style-name="Обычный">– Да, я. И знаете ли, с какою целью? Куклы 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Обычный">Госпожа Кукшина<text:s/><text:span text:style-name="T5">роняла</text:span><text:s text:c="2"/>свои вопросы<text:s/>один за другим с изнеженной небрежностию, не дожидаясь ответов; избалованные дети так говорят с своими няньками.</text:p>
      <text:p text:style-name="Обычный">– Меня зовут Аркадий Николаич Кирсанов, – проговорил Аркадий, – и я ничем не занимаюсь.</text:p>
      <text:p text:style-name="Обычный">Евдоксия захохотала.</text:p>
      <text:p text:style-name="Обычный">– Вот это мило! Что, вы не курите?<text:s/>Виктор, вы знаете, я на вас сердита.</text:p>
      <text:p text:style-name="Обычный">– За что?</text:p>
      <text:p text:style-name="Обычный">–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text:s/>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Обычный">– Это почему? Позвольте полюбопытствовать.</text:p>
      <text:p text:style-name="Обычный">–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p>
      <text:p text:style-name="Обычный">– Город как город, – хладнокровно заметил Базаров.</text:p>
      <text:p text:style-name="Обычный">–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Обычный">– В Париж, разумеется? – спросил Базаров.</text:p>
      <text:p text:style-name="Обычный">– В Париж и в Гейдельберг.</text:p>
      <text:p text:style-name="Обычный">– Зачем в Гейдельберг?</text:p>
      <text:p text:style-name="Обычный">– Помилуйте, там Бунзен!</text:p>
      <text:p text:style-name="Обычный">На это Базаров ничего не нашелся ответить.</text:p>
      <text:p text:style-name="Обычный">– Pierre Сапожников… вы его знаете?</text:p>
      <text:p text:style-name="Обычный">– Нет, не знаю.</text:p>
      <text:p text:style-name="Обычный">– Помилуйте, Pierre Сапожников… он еще всегда у Лидии Хостатовой бывает.</text:p>
      <text:p text:style-name="Обычный">– Я и ее не знаю.</text:p>
      <text:p text:style-name="Обычный">– Ну, вот он взялся меня проводить… Слава богу, я свободна, у меня нет детей… Что это я сказала:<text:s/><text:span text:style-name="T6">слава богу!<text:s/></text:span><text:s/>Впрочем, это все равно.</text:p>
      <text:p text:style-name="Обычный">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Обычный">– А вот и завтрак! Хотите закусить? Виктор, откупорьте бутылку; это по вашей части.</text:p>
      <text:p text:style-name="Обычный">– По моей, по моей, – пробормотал Ситников и опять визгливо<text:s/>засмеялся.</text:p>
      <text:p text:style-name="Обычный">– Есть здесь хорошенькие женщины? – спросил Базаров, допивая третью рюмку.</text:p>
      <text:p text:style-name="Обычный">– Есть, – отвечала Евдоксия, – да все они такие пустые. Например, mon amie Одинцова –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Обычный">– Ничего вы с ними не сделаете, – подхватил Ситников. – Их следует презирать, и я их<text:s/><text:soft-page-break/>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text:s/>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p>
      <text:p text:style-name="Обычный">– Да им совсем не нужно понимать нашу беседу, – промолвил Базаров.</text:p>
      <text:p text:style-name="Обычный">– О ком вы<text:s/>говорите? – вмешалась Евдоксия.</text:p>
      <text:p text:style-name="Обычный">– О хорошеньких женщинах.</text:p>
      <text:p text:style-name="Обычный">– Как? Вы, стало быть, разделяете мнение Прудона?</text:p>
      <text:p text:style-name="Обычный">Базаров надменно выпрямился.</text:p>
      <text:p text:style-name="Обычный">– Я ничьих мнений не разделяю; я имею свои.</text:p>
      <text:p text:style-name="Обычный">– Долой авторитеты! – закричал Ситников, обрадовавшись случаю резко выразиться в присутствии человека, перед которым раболепствовал.</text:p>
      <text:p text:style-name="Обычный">– Но сам Маколей… – начала было Кукшина.</text:p>
      <text:p text:style-name="Обычный">– Долой Маколея! – загремел Ситников. – Вы заступаетесь за этих бабенок?</text:p>
      <text:p text:style-name="Обычный">– Не за бабенок, а за права женщин, которые я поклялась защищать до последней капли<text:s/>крови.</text:p>
      <text:p text:style-name="Обычный">– Долой! – Но тут Ситников остановился. – Да я их не отрицаю, – промолвил он.</text:p>
      <text:p text:style-name="Обычный">– Нет, я вижу, вы славянофил!</text:p>
      <text:p text:style-name="Обычный">– Нет, я не славянофил, хотя, конечно…</text:p>
      <text:p text:style-name="Обычный">– Нет, нет, нет! Вы славянофил. Вы последователь<text:s/><text:span text:style-name="T7">Домостроя</text:span><text:s/>. Вам бы плетку в руки!</text:p>
      <text:p text:style-name="Обычный">– Плетка дело<text:s/>доброе, – заметил Базаров, – только мы вот добрались до последней капли…</text:p>
      <text:p text:style-name="Обычный">– Чего? – перебила Евдоксия.</text:p>
      <text:p text:style-name="Обычный">– Шампанского, почтеннейшая Авдотья Никитишна, шампанского – не вашей крови.</text:p>
      <text:p text:style-name="Обычный">–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p>
      <text:p text:style-name="Обычный">Наступило внезапное молчание.</text:p>
      <text:p text:style-name="Обычный">– Нет, зачем<text:s/>говорить о любви, – промолвил Базаров, – а вот вы упомянули об Одинцовой… Так, кажется, вы ее назвали? Кто эта барыня?</text:p>
      <text:p text:style-name="Обычный">–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text:s/><text:span text:style-name="T8">Et toc, et toc, et tin-tin-tin!!.»</text:span></text:p>
      <text:p text:style-name="Обычный"><text:span text:style-name="T9">– Victor,<text:s/></text:span>вы<text:span text:style-name="T10"><text:s/></text:span>шалун<text:span text:style-name="T11">.</text:span></text:p>
      <text:p text:style-name="Обычный">Завтрак продолжался долго. За первою бутылкой шампанского последовала другая, третья<text:s/>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12"/>
      <text:p text:style-name="P13">И уста твои с моими</text:p>
      <text:p text:style-name="P14">В поцелуй горячий слить.</text:p>
      <text:p text:style-name="P15"/>
      <text:p text:style-name="Обычный">Аркадий не вытерпел наконец.</text:p>
      <text:p text:style-name="Обычный">– Господа, уж это что-то на Бедлам похоже стало, – заметил он вслух.</text:p>
      <text:soft-page-break/>
      <text:p text:style-name="Обычный">Базаров, который лишь изредка вставлял в разговор насмешливое слово, –<text:s/>он занимался больше шампанским, – громко зевнул, встал и, не прощаясь с хозяйкой, вышел вон вместе с Аркадием. Ситников вскочил вслед за ними.</text:p>
      <text:p text:style-name="Обычный">–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p>
      <text:p text:style-name="Обычный">– А это заведение<text:s/><text:span text:style-name="T16">твоего</text:span><text:s text:c="2"/>отца тоже нравственное явление? – промолвил Базаров, ткнув пальцем на кабак, мимо которого они в это мгновение проходили.</text:p>
      <text:p text:style-name="Обычный">Ситников опять<text:s/>засмеялся с визгом. Он очень стыдился своего происхождения и не знал, чувствовать ли ему себя польщенным или обиженным от неожиданного<text:s/><text:span text:style-name="T17">тыканья</text:span><text:s text:c="2"/>Базарова.</text:p>
      <text:p text:style-name="Обычный"/>
      <text:h text:style-name="Заголовок2" text:outline-level="2">XIV</text:h>
      <text:p text:style-name="P18"/>
      <text:p text:style-name="Обычный">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text:s/>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text:s/><text:span text:style-name="T19">шиком,<text:s/></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Обычный">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Обычный">Аркадий оглянулся и увидал женщину высокого<text:s/>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Обычный">– Вы с ней знакомы? – спросил Аркадий Ситникова.</text:p>
      <text:p text:style-name="Обычный">– Коротко. Хотите, я вас представлю?</text:p>
      <text:p text:style-name="Обычный">– Пожалуй… после этой кадрили.</text:p>
      <text:p text:style-name="Обычный">Базаров также обратил внимание на Одинцову.</text:p>
      <text:p text:style-name="Обычный">– Это что за фигура? – проговорил он. – На остальных баб не похожа.</text:p>
      <text:p text:style-name="Обычный">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text:s/><text:soft-page-break/>Аркадия. Она спросила его, не сын ли он Николая Петровича?</text:p>
      <text:p text:style-name="Обычный">– Точно так.</text:p>
      <text:p text:style-name="Обычный">– Я видела вашего батюшку два раза и<text:s/>много слышала о нем, – продолжала она, – я очень рада с вами познакомиться.</text:p>
      <text:p text:style-name="Обычный">В это мгновение подлетел к ней какой-то адъютант и пригласил ее на кадриль. Она согласилась.</text:p>
      <text:p text:style-name="Обычный">– Вы разве танцуете? – почтительно спросил Аркадий.</text:p>
      <text:p text:style-name="Обычный">– Танцую. А вы почему думаете, что<text:s/>я не танцую? Или я вам кажусь слишком стара?</text:p>
      <text:p text:style-name="Обычный">– Помилуйте, как можно… Но в таком случае позвольте мне пригласить вас на мазурку.</text:p>
      <text:p text:style-name="Обычный">Одинцова снисходительно усмехнулась.</text:p>
      <text:p text:style-name="Обычный">– Извольте, – сказала она и посмотрела на Аркадия не то чтобы свысока, а так, как замужние<text:s/>сестры смотрят на очень молоденьких братьев.</text:p>
      <text:p text:style-name="Обычный">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Обычный">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Обычный">– С кем вы это стояли? – спросила она его, – когда господин Ситников подвел вас ко мне?</text:p>
      <text:p text:style-name="Обычный">– А вы его заметили? – спросил в свою очередь Аркадий. – Не правда ли, какое у него славное лицо? Это некто Базаров, мой приятель.</text:p>
      <text:p text:style-name="Обычный">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text:s/>быть ей благодарным… но молодые сердца не тяготятся этим чувством.</text:p>
      <text:p text:style-name="Обычный">Музыка умолкла.</text:p>
      <text:p text:style-name="Обычный">– Merci, – промолвила Одинцова, вставая. – Вы обещали мне посетить меня, привезите же с собой и вашего приятеля. Мне будет очень любопытно видеть человека, который имеет смелость ни во что не верить.</text:p>
      <text:p text:style-name="Обычный">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text:s/><text:soft-page-break/>сероватым блеском черного шелка!) и, подумав: «В это мгновенье она уже забыла о моем существовании», – почувствовал на душе какое-то изящное смирение…</text:p>
      <text:p text:style-name="Обычный">–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p>
      <text:p text:style-name="Обычный">– Я этого определенья не совсем понимаю, – отвечал Аркадий.</text:p>
      <text:p text:style-name="Обычный">– Вот еще! Какой невинный!</text:p>
      <text:p text:style-name="Обычный">– В таком случае<text:s/>я не понимаю твоего барина. Одинцова очень мила – бесспорно, но она так холодно и строго себя держит, что…</text:p>
      <text:p text:style-name="Обычный">– В тихом омуте… ты знаешь! – подхватил Базаров. – Ты говоришь, она холодна. В этом-то самый вкус и есть. Ведь ты любишь мороженое?</text:p>
      <text:p text:style-name="Обычный">– Может быть, –<text:s/>пробормотал Аркадий, – я об этом судить не могу. Она желает с тобой познакомиться и просила меня, чтоб я привез тебя к ней.</text:p>
      <text:p text:style-name="Обычный">–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p>
      <text:p text:style-name="Обычный">Аркадия покоробило от цинизма Базарова, но – как это часто случается – он упрекнул своего приятеля не за то именно, что ему в нем не понравилось…</text:p>
      <text:p text:style-name="Обычный">– Отчего ты не хочешь допустить свободы мысли в женщинах! – проговорил он вполголоса.</text:p>
      <text:p text:style-name="Обычный">– Оттого, братец, что, по моим замечаниям, свободно мыслят между женщинами только уроды.</text:p>
      <text:p text:style-name="Обычный">Разговор на этом прекратился. Оба молодых человека уехали тотчас после ужина. Кукшина<text:s/>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p>
      <text:p text:style-name="Обычный"/>
      <text:h text:style-name="Заголовок2" text:outline-level="2">XV</text:h>
      <text:p text:style-name="P20"/>
      <text:p text:style-name="Обычный">–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что тут что-то неладно.</text:p>
      <text:p text:style-name="Обычный">– Я тебе удивляюсь! – воскликнул Аркадий. – Как? Ты, ты, Базаров, придерживаешься той узкой морали, которую…</text:p>
      <text:p text:style-name="Обычный">–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text:s/>верю; но люблю думать, как говорит наш образованный губернатор, что они справедливы.</text:p>
      <text:p text:style-name="Обычный">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развалясь в кресле не хуже Ситникова, заговорил преувеличенно развязно, а Одинцова не спускала с него<text:s/>своих ясных глаз.</text:p>
      <text:p text:style-name="Обычный">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text:s/>в<text:s/><text:soft-page-break/>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text:s/>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text:s/>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text:s/>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Обычный">Одинцова сидела, прислонясь к спинке<text:s/>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text:s/>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text:s/>значении народных мелодий. Одинцова продолжала обращаться с ним как с младшим братом: казалось, она ценила в нем доброту и простодушие молодости – и только. Часа три с лишком длилась беседа, неторопливая, разнообразная и живая.</text:p>
      <text:p text:style-name="Обычный">Приятели наконец поднялись<text:s/>и стали прощаться.</text:p>
      <text:p text:style-name="Обычный">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soft-page-break/>
      <text:p text:style-name="Обычный">– Если вы, господа, не боитесь скуки, приезжайте ко мне в Никольское.</text:p>
      <text:p text:style-name="Обычный">– Помилуйте, Анна Сергеевна, – воскликнул Аркадий, – я за особенное счастье почту…</text:p>
      <text:p text:style-name="Обычный">– А вы, мсьё Базаров?</text:p>
      <text:p text:style-name="Обычный">Базаров только поклонился – и Аркадию в последний раз пришлось удивиться: он заметил, что приятель его покраснел.</text:p>
      <text:p text:style-name="Обычный">– Ну? – говорил он ему на улице, – ты все того же мнения, что она – ой-ой-ой?</text:p>
      <text:p text:style-name="Обычный">–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Обычный">– Наши герцогини так по-русски не говорят, – заметил Аркадий.</text:p>
      <text:p text:style-name="Обычный">– В переделе была, братец ты мой, нашего хлеба покушала.</text:p>
      <text:p text:style-name="Обычный">– А все-таки она прелесть, – промолвил Аркадий.</text:p>
      <text:p text:style-name="Обычный">– Этакое богатое тело! – продолжал Базаров. – Хоть сейчас в анатомический театр.</text:p>
      <text:p text:style-name="Обычный">– Перестань, ради бога, Евгений! это ни на что не похоже.</text:p>
      <text:p text:style-name="Обычный">– Ну, не сердись, неженка. Сказано – первый сорт. Надо будет поехать к ней.</text:p>
      <text:p text:style-name="Обычный">– Когда?</text:p>
      <text:p text:style-name="Обычный">–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text:s/>моего отца усадьбишка оттуда недалеко. Ведь это Никольское по *** дороге?</text:p>
      <text:p text:style-name="Обычный">– Да.</text:p>
      <text:p text:style-name="Обычный">– Optime. Нечего мешкать; мешкают одни дураки – да умники. Я тебе говорю: богатое тело!</text:p>
      <text:p text:style-name="Обычный">Три дня спустя оба приятеля катили по дороге в Никольское. День стоял светлый и не<text:s/>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Обычный">–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Отцы и дети</dc:title>
    <meta:initial-creator>Иван Сергеевич Тургенев</meta:initial-creator>
    <dc:creator>Даниил Ключников</dc:creator>
    <meta:creation-date>2024-10-02T13:28:00Z</meta:creation-date>
    <dc:date>2025-10-25T04:53:00Z</dc:date>
    <meta:template xlink:href="Normal.dotm" xlink:type="simple"/>
    <meta:editing-cycles>3</meta:editing-cycles>
    <meta:editing-duration>PT1320S</meta:editing-duration>
    <meta:document-statistic meta:page-count="8" meta:paragraph-count="53" meta:word-count="3982" meta:character-count="26628" meta:row-count="189" meta:non-whitespace-character-count="22699"/>
  </office:meta>
</office:document-meta>
</file>